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4cm" svg:height="14.5cm" svg:x="0.238cm" svg:y="0.21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20:18:34.833481079</meta:creation-date>
    <dc:date>2018-01-19T10:30:32.763987305</dc:date>
    <meta:editing-duration>PT3H30M27S</meta:editing-duration>
    <meta:editing-cycles>45</meta:editing-cycles>
    <meta:generator>LibreOffice/5.1.6.2$Linux_X86_64 LibreOffice_project/10m0$Build-2</meta:generator>
    <meta:document-statistic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01cm" svg:height="14.501cm" xlink:href="." xlink:type="simple" chart:class="chart:scatter" chart:style-name="ch1">
        <chart:legend chart:legend-position="top" svg:x="2.036cm" svg:y="0.185cm" style:legend-expansion="wide" chart:style-name="ch2"/>
        <chart:plot-area chart:style-name="ch3" chart:data-source-has-labels="both" svg:x="1.751cm" svg:y="1.232cm" svg:width="20.202cm" svg:height="11.706cm">
          <chartooo:coordinate-region svg:x="2.716cm" svg:y="1.511cm" svg:width="18.733cm" svg:height="10.621cm"/>
          <chart:axis chart:dimension="x" chart:name="primary-x" chart:style-name="ch4" chartooo:axis-type="auto">
            <chart:title svg:x="11.009cm" svg:y="13.228cm" chart:style-name="ch5">
              <text:p>Recall</text:p>
            </chart:title>
            <chart:categories table:cell-range-address="local-table.$A$2:.$A$31"/>
          </chart:axis>
          <chart:axis chart:dimension="y" chart:name="primary-y" chart:style-name="ch4">
            <chart:title svg:x="0.451cm" svg:y="8.325cm" chart:style-name="ch6">
              <text:p>Precision</text:p>
            </chart:title>
            <chart:grid chart:style-name="ch7" chart:class="major"/>
          </chart:axis>
          <chart:series chart:style-name="ch8" chart:values-cell-range-address="local-table.$G$2:.$G$31" chart:label-cell-address="local-table.$G$1" chart:class="chart:scatter">
            <chart:domain table:cell-range-address="local-table.$F$2:.$F$31"/>
            <chart:data-point chart:repeated="30"/>
          </chart:series>
          <chart:series chart:style-name="ch9" chart:values-cell-range-address="local-table.$E$2:.$E$31" chart:label-cell-address="local-table.$E$1" chart:class="chart:scatter">
            <chart:domain table:cell-range-address="local-table.$D$2:.$D$31"/>
            <chart:data-point chart:repeated="30"/>
          </chart:series>
          <chart:series chart:style-name="ch10" chart:values-cell-range-address="local-table.$I$2:.$I$31" chart:label-cell-address="local-table.$I$1" chart:class="chart:scatter">
            <chart:domain table:cell-range-address="local-table.$H$2:.$H$31"/>
            <chart:data-point chart:repeated="30"/>
          </chart:series>
          <chart:series chart:style-name="ch11" chart:values-cell-range-address="local-table.$C$2:.$C$31" chart:label-cell-address="local-table.$C$1" chart:class="chart:scatter">
            <chart:domain table:cell-range-address="local-table.$B$2:.$B$31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ossRec, k=20</text:p>
              </table:table-cell>
              <table:table-cell office:value-type="string">
                <text:p/>
              </table:table-cell>
              <table:table-cell office:value-type="string">
                <text:p>LibRec, k=20</text:p>
              </table:table-cell>
              <table:table-cell office:value-type="string">
                <text:p/>
              </table:table-cell>
              <table:table-cell office:value-type="string">
                <text:p>LibRec, k=10</text:p>
              </table:table-cell>
              <table:table-cell office:value-type="string">
                <text:p/>
              </table:table-cell>
              <table:table-cell office:value-type="string">
                <text:p>CrossRec, k=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27178259712957">
                <text:p>0.0527178259712957</text:p>
              </table:table-cell>
              <table:table-cell office:value-type="float" office:value="0.775">
                <text:p>0.775</text:p>
              </table:table-cell>
              <table:table-cell office:value-type="float" office:value="0.0451379865011558">
                <text:p>0.0451379865011558</text:p>
              </table:table-cell>
              <table:table-cell office:value-type="float" office:value="0.675">
                <text:p>0.675</text:p>
              </table:table-cell>
              <table:table-cell office:value-type="float" office:value="0.0433728453719796">
                <text:p>0.0433728453719796</text:p>
              </table:table-cell>
              <table:table-cell office:value-type="float" office:value="0.675">
                <text:p>0.675</text:p>
              </table:table-cell>
              <table:table-cell office:value-type="float" office:value="0.0524904954314651">
                <text:p>0.0524904954314651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09826056957377">
                <text:p>0.0809826056957377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0.070916038964522">
                <text:p>0.070916038964522</text:p>
              </table:table-cell>
              <table:table-cell office:value-type="float" office:value="0.575">
                <text:p>0.575</text:p>
              </table:table-cell>
              <table:table-cell office:value-type="float" office:value="0.0631836835340791">
                <text:p>0.0631836835340791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0787330406821213">
                <text:p>0.0787330406821213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4500413073534">
                <text:p>0.104500413073534</text:p>
              </table:table-cell>
              <table:table-cell office:value-type="float" office:value="0.572222222222222">
                <text:p>0.572222222222222</text:p>
              </table:table-cell>
              <table:table-cell office:value-type="float" office:value="0.0859259877667047">
                <text:p>0.0859259877667047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0756744014265416">
                <text:p>0.0756744014265416</text:p>
              </table:table-cell>
              <table:table-cell office:value-type="float" office:value="0.427777777777778">
                <text:p>0.427777777777778</text:p>
              </table:table-cell>
              <table:table-cell office:value-type="float" office:value="0.0978372890732348">
                <text:p>0.0978372890732348</text:p>
              </table:table-cell>
              <table:table-cell office:value-type="float" office:value="0.563888888888889">
                <text:p>0.56388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7768487406127">
                <text:p>0.117768487406127</text:p>
              </table:table-cell>
              <table:table-cell office:value-type="float" office:value="0.50625">
                <text:p>0.50625</text:p>
              </table:table-cell>
              <table:table-cell office:value-type="float" office:value="0.091481958207921">
                <text:p>0.091481958207921</text:p>
              </table:table-cell>
              <table:table-cell office:value-type="float" office:value="0.375">
                <text:p>0.375</text:p>
              </table:table-cell>
              <table:table-cell office:value-type="float" office:value="0.0862879640544848">
                <text:p>0.0862879640544848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116338012090205">
                <text:p>0.116338012090205</text:p>
              </table:table-cell>
              <table:table-cell office:value-type="float" office:value="0.5125">
                <text:p>0.5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2788256914704">
                <text:p>0.132788256914704</text:p>
              </table:table-cell>
              <table:table-cell office:value-type="float" office:value="0.471666666666667">
                <text:p>0.471666666666667</text:p>
              </table:table-cell>
              <table:table-cell office:value-type="float" office:value="0.0982781409766147">
                <text:p>0.0982781409766147</text:p>
              </table:table-cell>
              <table:table-cell office:value-type="float" office:value="0.328333333333333">
                <text:p>0.328333333333333</text:p>
              </table:table-cell>
              <table:table-cell office:value-type="float" office:value="0.094390208702626">
                <text:p>0.094390208702626</text:p>
              </table:table-cell>
              <table:table-cell office:value-type="float" office:value="0.318333333333333">
                <text:p>0.318333333333333</text:p>
              </table:table-cell>
              <table:table-cell office:value-type="float" office:value="0.131902032015208">
                <text:p>0.131902032015208</text:p>
              </table:table-cell>
              <table:table-cell office:value-type="float" office:value="0.471666666666667">
                <text:p>0.471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4536900922366">
                <text:p>0.144536900922366</text:p>
              </table:table-cell>
              <table:table-cell office:value-type="float" office:value="0.441666666666666">
                <text:p>0.441666666666666</text:p>
              </table:table-cell>
              <table:table-cell office:value-type="float" office:value="0.107237995317579">
                <text:p>0.107237995317579</text:p>
              </table:table-cell>
              <table:table-cell office:value-type="float" office:value="0.302777777777778">
                <text:p>0.302777777777778</text:p>
              </table:table-cell>
              <table:table-cell office:value-type="float" office:value="0.107001445446741">
                <text:p>0.107001445446741</text:p>
              </table:table-cell>
              <table:table-cell office:value-type="float" office:value="0.294444444444444">
                <text:p>0.294444444444444</text:p>
              </table:table-cell>
              <table:table-cell office:value-type="float" office:value="0.146367204848353">
                <text:p>0.146367204848353</text:p>
              </table:table-cell>
              <table:table-cell office:value-type="float" office:value="0.443055555555555">
                <text:p>0.443055555555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8349216813093">
                <text:p>0.158349216813093</text:p>
              </table:table-cell>
              <table:table-cell office:value-type="float" office:value="0.413095238095238">
                <text:p>0.413095238095238</text:p>
              </table:table-cell>
              <table:table-cell office:value-type="float" office:value="0.116446179874988">
                <text:p>0.116446179874988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1144639586817">
                <text:p>0.1144639586817</text:p>
              </table:table-cell>
              <table:table-cell office:value-type="float" office:value="0.272619047619047">
                <text:p>0.272619047619047</text:p>
              </table:table-cell>
              <table:table-cell office:value-type="float" office:value="0.156403054027612">
                <text:p>0.156403054027612</text:p>
              </table:table-cell>
              <table:table-cell office:value-type="float" office:value="0.411904761904762">
                <text:p>0.411904761904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9252488554534">
                <text:p>0.169252488554534</text:p>
              </table:table-cell>
              <table:table-cell office:value-type="float" office:value="0.389583333333333">
                <text:p>0.389583333333333</text:p>
              </table:table-cell>
              <table:table-cell office:value-type="float" office:value="0.126174071987748">
                <text:p>0.126174071987748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126794616561231">
                <text:p>0.126794616561231</text:p>
              </table:table-cell>
              <table:table-cell office:value-type="float" office:value="0.263541666666667">
                <text:p>0.263541666666667</text:p>
              </table:table-cell>
              <table:table-cell office:value-type="float" office:value="0.165243878624275">
                <text:p>0.165243878624275</text:p>
              </table:table-cell>
              <table:table-cell office:value-type="float" office:value="0.386458333333333">
                <text:p>0.386458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7045462243228">
                <text:p>0.177045462243228</text:p>
              </table:table-cell>
              <table:table-cell office:value-type="float" office:value="0.371296296296296">
                <text:p>0.371296296296296</text:p>
              </table:table-cell>
              <table:table-cell office:value-type="float" office:value="0.134882569014744">
                <text:p>0.134882569014744</text:p>
              </table:table-cell>
              <table:table-cell office:value-type="float" office:value="0.253703703703703">
                <text:p>0.253703703703703</text:p>
              </table:table-cell>
              <table:table-cell office:value-type="float" office:value="0.13353120847835">
                <text:p>0.13353120847835</text:p>
              </table:table-cell>
              <table:table-cell office:value-type="float" office:value="0.248148148148148">
                <text:p>0.248148148148148</text:p>
              </table:table-cell>
              <table:table-cell office:value-type="float" office:value="0.176749964940752">
                <text:p>0.176749964940752</text:p>
              </table:table-cell>
              <table:table-cell office:value-type="float" office:value="0.371296296296296">
                <text:p>0.371296296296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5774674046306">
                <text:p>0.185774674046306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0.14167327014368">
                <text:p>0.14167327014368</text:p>
              </table:table-cell>
              <table:table-cell office:value-type="float" office:value="0.236666666666667">
                <text:p>0.236666666666667</text:p>
              </table:table-cell>
              <table:table-cell office:value-type="float" office:value="0.139869191123806">
                <text:p>0.139869191123806</text:p>
              </table:table-cell>
              <table:table-cell office:value-type="float" office:value="0.235">
                <text:p>0.235</text:p>
              </table:table-cell>
              <table:table-cell office:value-type="float" office:value="0.188610565163819">
                <text:p>0.188610565163819</text:p>
              </table:table-cell>
              <table:table-cell office:value-type="float" office:value="0.356666666666666">
                <text:p>0.356666666666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415682635129">
                <text:p>0.19415682635129</text:p>
              </table:table-cell>
              <table:table-cell office:value-type="float" office:value="0.340151515151515">
                <text:p>0.340151515151515</text:p>
              </table:table-cell>
              <table:table-cell office:value-type="float" office:value="0.146132529099252">
                <text:p>0.146132529099252</text:p>
              </table:table-cell>
              <table:table-cell office:value-type="float" office:value="0.226515151515152">
                <text:p>0.226515151515152</text:p>
              </table:table-cell>
              <table:table-cell office:value-type="float" office:value="0.146554687972373">
                <text:p>0.146554687972373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197537128540518">
                <text:p>0.197537128540518</text:p>
              </table:table-cell>
              <table:table-cell office:value-type="float" office:value="0.343181818181818">
                <text:p>0.343181818181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1442386201652">
                <text:p>0.201442386201652</text:p>
              </table:table-cell>
              <table:table-cell office:value-type="float" office:value="0.324305555555556">
                <text:p>0.324305555555556</text:p>
              </table:table-cell>
              <table:table-cell office:value-type="float" office:value="0.151846063496324">
                <text:p>0.151846063496324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151640437707717">
                <text:p>0.151640437707717</text:p>
              </table:table-cell>
              <table:table-cell office:value-type="float" office:value="0.220833333333333">
                <text:p>0.220833333333333</text:p>
              </table:table-cell>
              <table:table-cell office:value-type="float" office:value="0.201488021359336">
                <text:p>0.201488021359336</text:p>
              </table:table-cell>
              <table:table-cell office:value-type="float" office:value="0.325694444444444">
                <text:p>0.32569444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8719724427103">
                <text:p>0.208719724427103</text:p>
              </table:table-cell>
              <table:table-cell office:value-type="float" office:value="0.31025641025641">
                <text:p>0.31025641025641</text:p>
              </table:table-cell>
              <table:table-cell office:value-type="float" office:value="0.159726521216796">
                <text:p>0.159726521216796</text:p>
              </table:table-cell>
              <table:table-cell office:value-type="float" office:value="0.212820512820512">
                <text:p>0.212820512820512</text:p>
              </table:table-cell>
              <table:table-cell office:value-type="float" office:value="0.154934385955032">
                <text:p>0.154934385955032</text:p>
              </table:table-cell>
              <table:table-cell office:value-type="float" office:value="0.207692307692307">
                <text:p>0.207692307692307</text:p>
              </table:table-cell>
              <table:table-cell office:value-type="float" office:value="0.209242382184996">
                <text:p>0.209242382184996</text:p>
              </table:table-cell>
              <table:table-cell office:value-type="float" office:value="0.315384615384615">
                <text:p>0.315384615384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6257092932766">
                <text:p>0.216257092932766</text:p>
              </table:table-cell>
              <table:table-cell office:value-type="float" office:value="0.300595238095238">
                <text:p>0.300595238095238</text:p>
              </table:table-cell>
              <table:table-cell office:value-type="float" office:value="0.16506015113325">
                <text:p>0.16506015113325</text:p>
              </table:table-cell>
              <table:table-cell office:value-type="float" office:value="0.205357142857143">
                <text:p>0.205357142857143</text:p>
              </table:table-cell>
              <table:table-cell office:value-type="float" office:value="0.160478197904504">
                <text:p>0.160478197904504</text:p>
              </table:table-cell>
              <table:table-cell office:value-type="float" office:value="0.200595238095238">
                <text:p>0.200595238095238</text:p>
              </table:table-cell>
              <table:table-cell office:value-type="float" office:value="0.215501247172938">
                <text:p>0.215501247172938</text:p>
              </table:table-cell>
              <table:table-cell office:value-type="float" office:value="0.30297619047619">
                <text:p>0.30297619047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1720561562687">
                <text:p>0.221720561562687</text:p>
              </table:table-cell>
              <table:table-cell office:value-type="float" office:value="0.29">
                <text:p>0.29</text:p>
              </table:table-cell>
              <table:table-cell office:value-type="float" office:value="0.174661283074763">
                <text:p>0.174661283074763</text:p>
              </table:table-cell>
              <table:table-cell office:value-type="float" office:value="0.203333333333333">
                <text:p>0.203333333333333</text:p>
              </table:table-cell>
              <table:table-cell office:value-type="float" office:value="0.166619873189058">
                <text:p>0.166619873189058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221821807933128">
                <text:p>0.221821807933128</text:p>
              </table:table-cell>
              <table:table-cell office:value-type="float" office:value="0.290555555555555">
                <text:p>0.290555555555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7424758038172">
                <text:p>0.227424758038172</text:p>
              </table:table-cell>
              <table:table-cell office:value-type="float" office:value="0.280729166666667">
                <text:p>0.280729166666667</text:p>
              </table:table-cell>
              <table:table-cell office:value-type="float" office:value="0.180444916629276">
                <text:p>0.180444916629276</text:p>
              </table:table-cell>
              <table:table-cell office:value-type="float" office:value="0.2">
                <text:p>0.2</text:p>
              </table:table-cell>
              <table:table-cell office:value-type="float" office:value="0.175382054313696">
                <text:p>0.175382054313696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0.227011812690354">
                <text:p>0.227011812690354</text:p>
              </table:table-cell>
              <table:table-cell office:value-type="float" office:value="0.280729166666667">
                <text:p>0.2807291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3927893885545">
                <text:p>0.233927893885545</text:p>
              </table:table-cell>
              <table:table-cell office:value-type="float" office:value="0.271078431372549">
                <text:p>0.271078431372549</text:p>
              </table:table-cell>
              <table:table-cell office:value-type="float" office:value="0.186869290840397">
                <text:p>0.186869290840397</text:p>
              </table:table-cell>
              <table:table-cell office:value-type="float" office:value="0.197058823529411">
                <text:p>0.197058823529411</text:p>
              </table:table-cell>
              <table:table-cell office:value-type="float" office:value="0.179344706493693">
                <text:p>0.179344706493693</text:p>
              </table:table-cell>
              <table:table-cell office:value-type="float" office:value="0.190686274509804">
                <text:p>0.190686274509804</text:p>
              </table:table-cell>
              <table:table-cell office:value-type="float" office:value="0.234793705687368">
                <text:p>0.234793705687368</text:p>
              </table:table-cell>
              <table:table-cell office:value-type="float" office:value="0.273529411764706">
                <text:p>0.273529411764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9796002398529">
                <text:p>0.239796002398529</text:p>
              </table:table-cell>
              <table:table-cell office:value-type="float" office:value="0.264351851851852">
                <text:p>0.264351851851852</text:p>
              </table:table-cell>
              <table:table-cell office:value-type="float" office:value="0.192069519039893">
                <text:p>0.192069519039893</text:p>
              </table:table-cell>
              <table:table-cell office:value-type="float" office:value="0.193055555555555">
                <text:p>0.193055555555555</text:p>
              </table:table-cell>
              <table:table-cell office:value-type="float" office:value="0.183488258191593">
                <text:p>0.183488258191593</text:p>
              </table:table-cell>
              <table:table-cell office:value-type="float" office:value="0.184722222222222">
                <text:p>0.184722222222222</text:p>
              </table:table-cell>
              <table:table-cell office:value-type="float" office:value="0.240220075048451">
                <text:p>0.240220075048451</text:p>
              </table:table-cell>
              <table:table-cell office:value-type="float" office:value="0.265740740740741">
                <text:p>0.2657407407407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6730297524431">
                <text:p>0.246730297524431</text:p>
              </table:table-cell>
              <table:table-cell office:value-type="float" office:value="0.259210526315789">
                <text:p>0.259210526315789</text:p>
              </table:table-cell>
              <table:table-cell office:value-type="float" office:value="0.19672093487552">
                <text:p>0.19672093487552</text:p>
              </table:table-cell>
              <table:table-cell office:value-type="float" office:value="0.187719298245614">
                <text:p>0.187719298245614</text:p>
              </table:table-cell>
              <table:table-cell office:value-type="float" office:value="0.190079439990022">
                <text:p>0.190079439990022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248803688116975">
                <text:p>0.248803688116975</text:p>
              </table:table-cell>
              <table:table-cell office:value-type="float" office:value="0.260964912280702">
                <text:p>0.2609649122807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5493269939485">
                <text:p>0.255493269939485</text:p>
              </table:table-cell>
              <table:table-cell office:value-type="float" office:value="0.254583333333333">
                <text:p>0.254583333333333</text:p>
              </table:table-cell>
              <table:table-cell office:value-type="float" office:value="0.202842735684278">
                <text:p>0.202842735684278</text:p>
              </table:table-cell>
              <table:table-cell office:value-type="float" office:value="0.185833333333333">
                <text:p>0.185833333333333</text:p>
              </table:table-cell>
              <table:table-cell office:value-type="float" office:value="0.196381870069054">
                <text:p>0.196381870069054</text:p>
              </table:table-cell>
              <table:table-cell office:value-type="float" office:value="0.18">
                <text:p>0.18</text:p>
              </table:table-cell>
              <table:table-cell office:value-type="float" office:value="0.252093318537259">
                <text:p>0.252093318537259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4365086187242">
                <text:p>0.264365086187242</text:p>
              </table:table-cell>
              <table:table-cell office:value-type="float" office:value="0.251190476190476">
                <text:p>0.251190476190476</text:p>
              </table:table-cell>
              <table:table-cell office:value-type="float" office:value="0.206155659310888">
                <text:p>0.206155659310888</text:p>
              </table:table-cell>
              <table:table-cell office:value-type="float" office:value="0.181746031746031">
                <text:p>0.181746031746031</text:p>
              </table:table-cell>
              <table:table-cell office:value-type="float" office:value="0.200835047714251">
                <text:p>0.200835047714251</text:p>
              </table:table-cell>
              <table:table-cell office:value-type="float" office:value="0.176984126984127">
                <text:p>0.176984126984127</text:p>
              </table:table-cell>
              <table:table-cell office:value-type="float" office:value="0.25686201140864">
                <text:p>0.25686201140864</text:p>
              </table:table-cell>
              <table:table-cell office:value-type="float" office:value="0.246031746031746">
                <text:p>0.2460317460317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636303421922">
                <text:p>0.272636303421922</text:p>
              </table:table-cell>
              <table:table-cell office:value-type="float" office:value="0.247727272727273">
                <text:p>0.247727272727273</text:p>
              </table:table-cell>
              <table:table-cell office:value-type="float" office:value="0.209758598221656">
                <text:p>0.209758598221656</text:p>
              </table:table-cell>
              <table:table-cell office:value-type="float" office:value="0.178409090909091">
                <text:p>0.178409090909091</text:p>
              </table:table-cell>
              <table:table-cell office:value-type="float" office:value="0.206335951139293">
                <text:p>0.206335951139293</text:p>
              </table:table-cell>
              <table:table-cell office:value-type="float" office:value="0.175757575757576">
                <text:p>0.175757575757576</text:p>
              </table:table-cell>
              <table:table-cell office:value-type="float" office:value="0.262351213090995">
                <text:p>0.262351213090995</text:p>
              </table:table-cell>
              <table:table-cell office:value-type="float" office:value="0.240909090909091">
                <text:p>0.240909090909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003910584616">
                <text:p>0.28003910584616</text:p>
              </table:table-cell>
              <table:table-cell office:value-type="float" office:value="0.244202898550725">
                <text:p>0.244202898550725</text:p>
              </table:table-cell>
              <table:table-cell office:value-type="float" office:value="0.215110565571621">
                <text:p>0.215110565571621</text:p>
              </table:table-cell>
              <table:table-cell office:value-type="float" office:value="0.17536231884058">
                <text:p>0.17536231884058</text:p>
              </table:table-cell>
              <table:table-cell office:value-type="float" office:value="0.212159797954519">
                <text:p>0.212159797954519</text:p>
              </table:table-cell>
              <table:table-cell office:value-type="float" office:value="0.17463768115942">
                <text:p>0.17463768115942</text:p>
              </table:table-cell>
              <table:table-cell office:value-type="float" office:value="0.266256310795435">
                <text:p>0.266256310795435</text:p>
              </table:table-cell>
              <table:table-cell office:value-type="float" office:value="0.234420289855073">
                <text:p>0.2344202898550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3210998274051">
                <text:p>0.283210998274051</text:p>
              </table:table-cell>
              <table:table-cell office:value-type="float" office:value="0.237152777777778">
                <text:p>0.237152777777778</text:p>
              </table:table-cell>
              <table:table-cell office:value-type="float" office:value="0.219831677792733">
                <text:p>0.219831677792733</text:p>
              </table:table-cell>
              <table:table-cell office:value-type="float" office:value="0.171527777777778">
                <text:p>0.171527777777778</text:p>
              </table:table-cell>
              <table:table-cell office:value-type="float" office:value="0.217075304561203">
                <text:p>0.217075304561203</text:p>
              </table:table-cell>
              <table:table-cell office:value-type="float" office:value="0.171180555555556">
                <text:p>0.171180555555556</text:p>
              </table:table-cell>
              <table:table-cell office:value-type="float" office:value="0.271450496234328">
                <text:p>0.271450496234328</text:p>
              </table:table-cell>
              <table:table-cell office:value-type="float" office:value="0.228819444444444">
                <text:p>0.228819444444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6935319485242">
                <text:p>0.286935319485242</text:p>
              </table:table-cell>
              <table:table-cell office:value-type="float" office:value="0.232">
                <text:p>0.232</text:p>
              </table:table-cell>
              <table:table-cell office:value-type="float" office:value="0.222683756987856">
                <text:p>0.222683756987856</text:p>
              </table:table-cell>
              <table:table-cell office:value-type="float" office:value="0.167666666666666">
                <text:p>0.167666666666666</text:p>
              </table:table-cell>
              <table:table-cell office:value-type="float" office:value="0.220304583559638">
                <text:p>0.220304583559638</text:p>
              </table:table-cell>
              <table:table-cell office:value-type="float" office:value="0.168">
                <text:p>0.168</text:p>
              </table:table-cell>
              <table:table-cell office:value-type="float" office:value="0.277121283062612">
                <text:p>0.277121283062612</text:p>
              </table:table-cell>
              <table:table-cell office:value-type="float" office:value="0.224666666666667">
                <text:p>0.224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90750972680393">
                <text:p>0.290750972680393</text:p>
              </table:table-cell>
              <table:table-cell office:value-type="float" office:value="0.22724358974359">
                <text:p>0.22724358974359</text:p>
              </table:table-cell>
              <table:table-cell office:value-type="float" office:value="0.227724287744529">
                <text:p>0.227724287744529</text:p>
              </table:table-cell>
              <table:table-cell office:value-type="float" office:value="0.166346153846154">
                <text:p>0.166346153846154</text:p>
              </table:table-cell>
              <table:table-cell office:value-type="float" office:value="0.223888344270523">
                <text:p>0.223888344270523</text:p>
              </table:table-cell>
              <table:table-cell office:value-type="float" office:value="0.165384615384615">
                <text:p>0.165384615384615</text:p>
              </table:table-cell>
              <table:table-cell office:value-type="float" office:value="0.282999429775306">
                <text:p>0.282999429775306</text:p>
              </table:table-cell>
              <table:table-cell office:value-type="float" office:value="0.221153846153846">
                <text:p>0.221153846153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501097334585">
                <text:p>0.29501097334585</text:p>
              </table:table-cell>
              <table:table-cell office:value-type="float" office:value="0.223148148148148">
                <text:p>0.223148148148148</text:p>
              </table:table-cell>
              <table:table-cell office:value-type="float" office:value="0.230188696021437">
                <text:p>0.230188696021437</text:p>
              </table:table-cell>
              <table:table-cell office:value-type="float" office:value="0.162654320987654">
                <text:p>0.162654320987654</text:p>
              </table:table-cell>
              <table:table-cell office:value-type="float" office:value="0.226645882300498">
                <text:p>0.226645882300498</text:p>
              </table:table-cell>
              <table:table-cell office:value-type="float" office:value="0.162037037037037">
                <text:p>0.162037037037037</text:p>
              </table:table-cell>
              <table:table-cell office:value-type="float" office:value="0.286043127899289">
                <text:p>0.286043127899289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8987416488804">
                <text:p>0.298987416488804</text:p>
              </table:table-cell>
              <table:table-cell office:value-type="float" office:value="0.219345238095238">
                <text:p>0.219345238095238</text:p>
              </table:table-cell>
              <table:table-cell office:value-type="float" office:value="0.233483232791759">
                <text:p>0.233483232791759</text:p>
              </table:table-cell>
              <table:table-cell office:value-type="float" office:value="0.160119047619048">
                <text:p>0.160119047619048</text:p>
              </table:table-cell>
              <table:table-cell office:value-type="float" office:value="0.229873934875807">
                <text:p>0.229873934875807</text:p>
              </table:table-cell>
              <table:table-cell office:value-type="float" office:value="0.158928571428571">
                <text:p>0.158928571428571</text:p>
              </table:table-cell>
              <table:table-cell office:value-type="float" office:value="0.289336434724952">
                <text:p>0.289336434724952</text:p>
              </table:table-cell>
              <table:table-cell office:value-type="float" office:value="0.212797619047619">
                <text:p>0.212797619047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1610444167753">
                <text:p>0.301610444167753</text:p>
              </table:table-cell>
              <table:table-cell office:value-type="float" office:value="0.214655172413793">
                <text:p>0.214655172413793</text:p>
              </table:table-cell>
              <table:table-cell office:value-type="float" office:value="0.238414335036682">
                <text:p>0.238414335036682</text:p>
              </table:table-cell>
              <table:table-cell office:value-type="float" office:value="0.157758620689655">
                <text:p>0.157758620689655</text:p>
              </table:table-cell>
              <table:table-cell office:value-type="float" office:value="0.233718198305016">
                <text:p>0.233718198305016</text:p>
              </table:table-cell>
              <table:table-cell office:value-type="float" office:value="0.15632183908046">
                <text:p>0.15632183908046</text:p>
              </table:table-cell>
              <table:table-cell office:value-type="float" office:value="0.291504130299427">
                <text:p>0.291504130299427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4818220546001">
                <text:p>0.304818220546001</text:p>
              </table:table-cell>
              <table:table-cell office:value-type="float" office:value="0.211111111111111">
                <text:p>0.211111111111111</text:p>
              </table:table-cell>
              <table:table-cell office:value-type="float" office:value="0.241256361418385">
                <text:p>0.241256361418385</text:p>
              </table:table-cell>
              <table:table-cell office:value-type="float" office:value="0.155277777777778">
                <text:p>0.155277777777778</text:p>
              </table:table-cell>
              <table:table-cell office:value-type="float" office:value="0.23573265308191">
                <text:p>0.23573265308191</text:p>
              </table:table-cell>
              <table:table-cell office:value-type="float" office:value="0.153333333333333">
                <text:p>0.153333333333333</text:p>
              </table:table-cell>
              <table:table-cell office:value-type="float" office:value="0.294202250098519">
                <text:p>0.294202250098519</text:p>
              </table:table-cell>
              <table:table-cell office:value-type="float" office:value="0.204166666666667">
                <text:p>0.2041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